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text-properties style:font-name="DejaVu Sans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DejaVu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DejaVu Sans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"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ZAMGER v4.0</text:p>
      <text:p text:style-name="P5">Zamger API</text:p>
      <text:p text:style-name="P4"/>
      <text:p text:style-name="P6">- 2009/02/13</text:p>
      <text:p text:style-name="P1"/>
      <text:p text:style-name="P1"/>
      <text:p text:style-name="P7">Okvir za izvršenje Zamgera (index.php) poziva određene biblioteke sa funkcijama koje su zatim dostupne za korištenje u modulima. U pitanju su <text:span text:style-name="T1">lib/zamger.php</text:span> i <text:span text:style-name="T1">lib/libvedran.php</text:span>. Za neke posebne manipulacije nad bazom podataka koristi se <text:span text:style-name="T1">lib/manip.php</text:span> koji treba eksplicitno uključiti. Pored ovoga uključen je i <text:span text:style-name="T1">lib/config.php</text:span> koji sadrži globalne varijable za konfiguraciju.</text:p>
      <text:p text:style-name="P7"/>
      <text:p text:style-name="P7">Konekcija na bazu i provjera identiteta su već urađene, tako da se time ne treba zamarati. </text:p>
      <text:p text:style-name="P7"/>
      <text:p text:style-name="P7"/>
      <text:p text:style-name="P9">GLOBALNE VARIJABLE</text:p>
      <text:p text:style-name="P9"/>
      <text:p text:style-name="P8">Da biste koristili globalne varijable, potrebno ih je uključiti u namespace funkcije pozivom naredbe <text:span text:style-name="T1">global $imevarijable</text:span>;</text:p>
      <text:p text:style-name="P8"/>
      <text:p text:style-name="P8"/>
      <text:p text:style-name="P10">$conf_naziv_institucije</text:p>
      <text:p text:style-name="P10">$conf_skr_naziv_institucije</text:p>
      <text:p text:style-name="P10">$conf_skr_naziv_institucije_genitiv</text:p>
      <text:p text:style-name="P8"/>
      <text:p text:style-name="P11">Neki oblici naziva institucije koji se mogu koristiti za prikaz (npr. Elektrotehnički fakultet Sarajevo, ETF i slično)</text:p>
      <text:p text:style-name="P11"/>
      <text:p text:style-name="P13"/>
      <text:p text:style-name="P15">$conf_site_url</text:p>
      <text:p text:style-name="P13"/>
      <text:p text:style-name="P11">URL na kojem se nalazi početna stranica Zamgera. U principu nema potrebe koristiti ovo, relativni linkovi bi trebali raditi svugdje. Takođe, svi moduli se pozivaju kroz index.php tako da je najčešće dovoljno kucati linkove tipa "?sta=naziv/modula&amp;parametar=vrijednost".</text:p>
      <text:p text:style-name="P8"/>
      <text:p text:style-name="P8"/>
      <text:p text:style-name="P10">$conf_files_path</text:p>
      <text:p text:style-name="P8"/>
      <text:p text:style-name="P11">Lokacija privatnog direktorija sa datotekama koji nije dostupan preko weba</text:p>
      <text:p text:style-name="P11"/>
      <text:p text:style-name="P13"/>
      <text:p text:style-name="P15">$conf_system_auth</text:p>
      <text:p text:style-name="P15"/>
      <text:p text:style-name="P11">Sistem provjere identifikacionih podataka korisnika (šifre). Trenutno su podržane dvije vrijednosti: "table" (standardna tabela <text:span text:style-name="T2">auth</text:span>) i "ldap". U slučaju korištenja parametra "ldap", tabela <text:span text:style-name="T2">auth</text:span> se i dalje koristi za sve osim šifre, koja je ignorisana. Za ispravno funkcionisanje LDAPa treba podesiti ostale vrijednosti u <text:span text:style-name="T2">lib/config.php</text:span>.</text:p>
      <text:p text:style-name="P11"/>
      <text:p text:style-name="P13"/>
      <text:p text:style-name="P15">$conf_debug</text:p>
      <text:p text:style-name="P13"/>
      <text:p text:style-name="P11">Ukoliko je vrijednost 1 možete ispisivati razne korisne debugging poruke.</text:p>
      <text:p text:style-name="P8"><text:soft-page-break/></text:p>
      <text:p text:style-name="P10">$userid</text:p>
      <text:p text:style-name="P10"><text:span text:style-name="T3"/></text:p>
      <text:p text:style-name="P12"><text:span text:style-name="T3">ID korisnika (numerička vrijednost specifična za Zamger bazu - vidjeti tabelu </text:span>osoba<text:span text:style-name="T3">).</text:span></text:p>
      <text:p text:style-name="P12"><text:span text:style-name="T3"/></text:p>
      <text:p text:style-name="P15"><text:span text:style-name="T3"/></text:p>
      <text:p text:style-name="P15"><text:span text:style-name="T3"/></text:p>
      <text:p text:style-name="P15">$login</text:p>
      <text:p text:style-name="P15"><text:span text:style-name="T3"/></text:p>
      <text:p text:style-name="P12"><text:span text:style-name="T3">Korisničko ime korisnika (parametar koji korisnik kuca prilikom prijave).</text:span></text:p>
      <text:p text:style-name="P12"><text:span text:style-name="T3"/></text:p>
      <text:p text:style-name="P15"><text:span text:style-name="T3"/></text:p>
      <text:p text:style-name="P15">$user_student</text:p>
      <text:p text:style-name="P15">$user_nastavnik</text:p>
      <text:p text:style-name="P15">$user_studentska</text:p>
      <text:p text:style-name="P15">$user_siteadmin</text:p>
      <text:p text:style-name="P15"/>
      <text:p text:style-name="P11">Boolean varijable koje određuju privilegije korisnika. Korisnik neće moći pristupiti modulu ukoliko nema odgovarajuće privilegije što je određeno u datoteci <text:span text:style-name="T2">registry.php</text:span>, ali pomoću ovih varijabli možete odrediti da raznim vrstama korisnika prikazujete različit sadržaj (npr. pojedine operacije unutar modula koje može raditi samo nastavnik, ili samo administrator).</text:p>
      <text:p text:style-name="P11"/>
      <text:p text:style-name="P13"/>
      <text:p text:style-name="P13"/>
      <text:p text:style-name="P14">GLOBALNE FUNKCIJE</text:p>
      <text:p text:style-name="P13"/>
      <text:p text:style-name="P13">Ovdje će biti navedene samo one funkcije čije je korištenje uobičajeno u raznovrsnim modulima.</text:p>
      <text:p text:style-name="P13"/>
      <text:p text:style-name="P13"/>
      <text:p text:style-name="P15">mysql_resource myquery(string $upit)</text:p>
      <text:p text:style-name="P13"/>
      <text:p text:style-name="P11">Ovo je modifikovana verzija standardne PHP funkcije <text:span text:style-name="T2">mysql_query()</text:span> koja dodaje logging grešaka i ispis greške na ekran (ako je aktivan debugging). Predlažemo da uvijek koristite <text:span text:style-name="T2">myquery()</text:span> umjesto <text:span text:style-name="T2">mysql_query()</text:span>.</text:p>
      <text:p text:style-name="P11"/>
      <text:p text:style-name="P13"/>
      <text:p text:style-name="P15">void nicemessage(string $poruka)</text:p>
      <text:p text:style-name="P15">void niceerror(string $poruka)</text:p>
      <text:p text:style-name="P15">void biguglyerror(string $poruka)</text:p>
      <text:p text:style-name="P15"/>
      <text:p text:style-name="P11">Predefinisani stilovi za sistemske poruke korisnicima. Uvijek koristite ove funkcije radi unificiranog izgleda aplikacije.</text:p>
      <text:p text:style-name="P13"/>
      <text:p text:style-name="P13"/>
      <text:p text:style-name="P15">string time2mysql(string $timestamp)</text:p>
      <text:p text:style-name="P15">string mysql2time(string $mysql_time)</text:p>
      <text:p text:style-name="P15"/>
      <text:p text:style-name="P11">Funkcije za konverziju između datuma i vremena u MySQL formatu (GODINA-MJESEC-DAN ...) i UNIX timestamp formata koji je zgodan za korištenje u PHP funkcijama (npr. <text:span text:style-name="T2">date()</text:span>). Obzirom da u MySQL-u postoje funkcije za konverziju, nema pretjerane potrebe za ovim funkcijama.</text:p>
      <text:p text:style-name="P11"/>
      <text:p text:style-name="P13"/>
      <text:p text:style-name="P15"><text:soft-page-break/>string my_escape(string $s)</text:p>
      <text:p text:style-name="P13"/>
      <text:p text:style-name="P11">Funkcija koja štiti od napada cross-site scripting i SQL injection. Preporučuje se korištenje na svim tekstualnim poljima koja se primaju sa formi (za numerička polja bolje je koristiti PHP funkcije <text:span text:style-name="T2">intval()</text:span> i <text:span text:style-name="T2">floatval()</text:span> koje ujedno sprječavaju besmislen unos).</text:p>
      <text:p text:style-name="P11"/>
      <text:p text:style-name="P13"/>
      <text:p text:style-name="P15">string nicesize(float $bajtovi)</text:p>
      <text:p text:style-name="P13"/>
      <text:p text:style-name="P11">Funkcija koja veličinu fajla (u bajtovima) pretvara u fini string pri čemu se po potrebi vrši konverzija u kB, MB itd. i zaokruživanje.</text:p>
      <text:p text:style-name="P11"/>
      <text:p text:style-name="P13"/>
      <text:p text:style-name="P15">integer bssort(string $str1, string $str2)</text:p>
      <text:p text:style-name="P13"/>
      <text:p text:style-name="P11">Pomoćna funkcija za sortiranje prilikom korištenja PHP funkcija <text:span text:style-name="T2">usort(), uasort(), uksort()</text:span>. Za detalje o primjeni vidjeti PHP dokumentaciju funkcije <text:span text:style-name="T2">usort()</text:span>.</text:p>
      <text:p text:style-name="P11"/>
      <text:p text:style-name="P13"/>
      <text:p text:style-name="P15">bool check_csrf_token()</text:p>
      <text:p text:style-name="P15"/>
      <text:p text:style-name="P11">Funkcija za zaštitu od cross-site request forgery (CSRF) napada. Ukoliko se koristi funkcija <text:span text:style-name="T2">genform()</text:span> (vidjeti malo niže), u formu će biti dodat jedinstveni ključ (token) kako bi se moglo prepoznati da li autentifikovan korisnik šalje formu. Prilikom obrade forme dovoljno je pozvati funkciju <text:span text:style-name="T2">check_csrf_token()</text:span> kako bi se provjerilo da li je sve u redu.</text:p>
      <text:p text:style-name="P13"/>
      <text:p text:style-name="P13"/>
      <text:p text:style-name="P15">string malaslova(string $s)</text:p>
      <text:p text:style-name="P13"/>
      <text:p text:style-name="P11">Pretvara string u mala slova uzimajući u obzir naša slova (što PHP funkcija <text:span text:style-name="T2">strtolower()</text:span> ne radi).</text:p>
      <text:p text:style-name="P11"/>
      <text:p text:style-name="P13"/>
      <text:p text:style-name="P15">string spol(string $ime)</text:p>
      <text:p text:style-name="P15"><text:span text:style-name="T3"/></text:p>
      <text:p text:style-name="P12"><text:span text:style-name="T3">Pokušava pogoditi spol osobe na osnovu imena. Povratna vrijednost je "M" (muški) ili "Z" (ženski).</text:span></text:p>
      <text:p text:style-name="P13"/>
      <text:p text:style-name="P13"/>
      <text:p text:style-name="P15">string genitiv(string $rijec, string $spol)</text:p>
      <text:p text:style-name="P15"/>
      <text:p text:style-name="P11">Pretvara riječ u nominativu u genitiv.</text:p>
      <text:p text:style-name="P13"/>
      <text:p text:style-name="P13"/>
      <text:p text:style-name="P15">string getmimeicon(string $filename)</text:p>
      <text:p text:style-name="P13"/>
      <text:p text:style-name="P11">Vraća odgovarajuću ikonicu za fajl koji se nalazi na serveru.</text:p>
      <text:p text:style-name="P11"/>
      <text:p text:style-name="P13"/>
      <text:p text:style-name="P15">void zamgerlog(string $dogadjaj, integer $nivo)</text:p>
      <text:p text:style-name="P15"><text:span text:style-name="T3"/></text:p>
      <text:p text:style-name="P12"><text:span text:style-name="T3">Vrši logiranje koristeći Zamger log (baza podataka). Sve događaje koji mijenjaju neke podatke u bazi treba logirati. </text:span></text:p>
      <text:p text:style-name="P12"><text:span text:style-name="T3"><text:line-break/></text:span><text:soft-page-break/><text:span text:style-name="T3">Parametar </text:span>$dogadjaj<text:span text:style-name="T3"> sadrži tekst koji opisuje nešto što se desilo. U tekstu možete koristiti određene tagove koji će se pri prikazu loga pretvoriti u linkove. Dostupni tagovi su:</text:span></text:p>
      <text:p text:style-name="P12"><text:span text:style-name="T3">- uID - korisnik (ID = ID korisnika u tabeli </text:span>osoba<text:span text:style-name="T3">)</text:span></text:p>
      <text:p text:style-name="P12"><text:span text:style-name="T3">- pID - predmet (ID = ID predmeta u tabeli </text:span>ponudakursa<text:span text:style-name="T3">)</text:span></text:p>
      <text:p text:style-name="P12"><text:span text:style-name="T3">- cID - čas (ID = tabela </text:span>cas<text:span text:style-name="T3">)</text:span></text:p>
      <text:p text:style-name="P12"><text:span text:style-name="T3">- zID - zadaća (ID = tabela </text:span>zadaca<text:span text:style-name="T3">)</text:span></text:p>
      <text:p text:style-name="P12"><text:span text:style-name="T3">- iID - ispit (ID = tabela </text:span>ispit<text:span text:style-name="T3">)</text:span></text:p>
      <text:p text:style-name="P12"><text:span text:style-name="T3">- agID - akademska godina (ID = tabela </text:span>akademska_godina<text:span text:style-name="T3">)</text:span></text:p>
      <text:p text:style-name="P12"><text:span text:style-name="T3">- sID - studij (ID = tabela </text:span>studij<text:span text:style-name="T3">)</text:span></text:p>
      <text:p text:style-name="P12"><text:span text:style-name="T3"><text:line-break/>Parametar </text:span>$nivo<text:span text:style-name="T3"> određuje nivo događaja radi lakšeg filtriranja. Nivoi su:</text:span></text:p>
      <text:p text:style-name="P12"><text:span text:style-name="T3">- 1 - pregled podataka</text:span></text:p>
      <text:p text:style-name="P12"><text:span text:style-name="T3">- 2 - izmjena podataka</text:span></text:p>
      <text:p text:style-name="P12"><text:span text:style-name="T3">- 3 - greška (loš unos korisnika ili bug u Zamgeru)</text:span></text:p>
      <text:p text:style-name="P12"><text:span text:style-name="T3">- 4 - audit (vrlo značajna izmjena, npr. brisanje podatka iz baze, promjena ocjene i slično)</text:span></text:p>
      <text:p text:style-name="P12"><text:span text:style-name="T3">Napominjemo da ne treba logirati običan pristup stranici jer se to logira automatski.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1T12:23:07</meta:creation-date>
    <dc:date>2009-02-13T12:39:21</dc:date>
    <meta:editing-duration>PT05H34M42S</meta:editing-duration>
    <meta:editing-cycles>14</meta:editing-cycles>
    <meta:generator>OpenOffice.org/3.0$Linux OpenOffice.org_project/300m9$Build-9358</meta:generator>
    <meta:document-statistic meta:table-count="0" meta:image-count="0" meta:object-count="0" meta:page-count="4" meta:paragraph-count="71" meta:word-count="787" meta:character-count="5603"/>
    <meta:user-defined meta:name="Info 1"/>
    <meta:user-defined meta:name="Info 2"/>
    <meta:user-defined meta:name="Info 3"/>
    <meta:user-defined meta:name="Info 4"/>
  </office:meta>
</office:document-meta>
</file>